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3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style:font-name="Liberation Sans"/>
    </style:style>
    <style:style style:name="P4" style:family="paragraph" style:parent-style-name="Standard">
      <style:paragraph-properties fo:margin-left="1.251cm" fo:margin-right="0cm" fo:text-indent="0cm" style:auto-text-indent="false">
        <style:tab-stops/>
      </style:paragraph-properties>
    </style:style>
    <style:style style:name="P5" style:family="paragraph" style:parent-style-name="Standard" style:master-page-name="MP0">
      <style:paragraph-properties style:page-number="auto" fo:break-before="page"/>
      <style:text-properties style:font-name="Liberation San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" style:family="text">
      <style:text-properties style:font-name="Liberation Sans"/>
    </style:style>
    <style:style style:name="T2" style:family="text">
      <style:text-properties style:font-name="Liberation San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rweiterungen und Änderungen des Original-Taupunktlüfter-Projekts:</text:p>
      <text:p text:style-name="P1"/>
      <text:p text:style-name="P2">V3.1</text:p>
      <text:p text:style-name="P3">Sensorspannungsversorgung nicht mehr direkt über +5V sondern über Digital Out 8 des Arduinos angebunden. Hintergrund: Starke Störungen auf den Sensorleitungen, konnte System in eine Endlos-Reboot-Schleife schicken (permanenter Sensorfehler). Ende der Schleife erst durch hartes Abschalten der (Sensor)Spannungsversorgung.</text:p>
      <text:p text:style-name="P1"/>
      <text:p text:style-name="P2"/>
      <text:p text:style-name="P2">V3.0</text:p>
      <text:p text:style-name="P1"/>
      <text:p text:style-name="P1"/>
      <text:p text:style-name="P3">1. Unterstützung von bis zu vier Tür-Sensoren. D.h. wenn der entsprechende Sensor anzeigt, dass die Tür nicht geschlossen ist, springt auch der Lüfter nicht an.<text:line-break/>Als Sensoren können einfache Schließer (z.B. Magnetschalter) zum Einsatz kommen. Schalter geschlossen, bedeutet Tür geschlossen.<text:line-break/>Auf dem PCB sind Jumper vorgesehen um die Schalter zu überbrücken.</text:p>
      <text:p text:style-name="P3">Wird eine offene Tür erkannt, so geht einerseits die Hinweis-LED permanent an, andererseits wird eine entsprechende Information auf dem Display ausgegeben.</text:p>
      <text:p text:style-name="P3"/>
      <text:p text:style-name="P3">2. Display-Auto-Off</text:p>
      <text:p text:style-name="P3">Das Backlight des Displays wird nach einer bestimmten Zeit deaktiviert. Um es wieder zu aktivieren, ist ein dafür vorgesehener Taster zu drücken.</text:p>
      <text:p text:style-name="P3"/>
      <text:p text:style-name="P3">3. Umbenennung der Sensoren</text:p>
      <text:p text:style-name="P3">„Sensor 1“ und „Sensor 2“ wurden umbenannt nach „Sensor I“ für „Sensor innen“ und „Sensor A“ für „Sensor außen“.</text:p>
      <text:p text:style-name="P3"/>
      <text:p text:style-name="P4"><text:span text:style-name="Absatz-Standardschriftart"><text:span text:style-name="T1">4. Erstellung von Schaltplan und Layout in KiCad 6.0;<text:line-break/>Platine passend für Gehäuse Maße: 200 x 120 x 57 mm Deckel klar <text:line-break/></text:span></text:span><text:a xlink:type="simple" xlink:href="https://www.ebay.de/itm/312566082994?var=611287841843" office:target-frame-name="_top" xlink:show="replace" text:style-name="Internet_20_link" text:visited-style-name="Visited_20_Internet_20_Link"><text:span text:style-name="Absatz-Standardschriftart"><text:span text:style-name="T1">https://www.ebay.de/itm/312566082994?var=611287841843</text:span></text:span></text:a></text:p>
      <text:p text:style-name="P3"/>
      <text:p text:style-name="P1"/>
      <text:p text:style-name="Standard"><text:span text:style-name="Absatz-Standardschriftart"><text:span text:style-name="T2">V2.13</text:span></text:span><text:span text:style-name="Absatz-Standardschriftart"><text:span text:style-name="T1"> – Taupunktlüfter mit Datenlogger; Original by Makers Media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Absatz-Standardschriftar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dc:creator>egal egal</dc:creator>
    <meta:creation-date>2022-11-16T22:01:00Z</meta:creation-date>
    <dc:date>2022-11-16T22:11:00Z</dc:date>
    <meta:print-date>2022-11-16T22:10:00Z</meta:print-date>
    <meta:editing-cycles>3</meta:editing-cycles>
    <meta:editing-duration>PT0S</meta:editing-duration>
    <meta:document-statistic meta:table-count="0" meta:image-count="0" meta:object-count="0" meta:page-count="1" meta:paragraph-count="12" meta:word-count="194" meta:character-count="1445" meta:non-whitespace-character-count="1261"/>
    <meta:template xlink:type="simple" xlink:actuate="onRequest" xlink:title="" xlink:href="Normal.dotm"/>
  </office:meta>
</office:document-meta>
</file>